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61.421875000000000pt"/>
    </style:style>
    <style:style style:name="co2" style:family="table-column">
      <style:table-column-properties style:column-width="105.828124999986613pt"/>
    </style:style>
    <style:style style:name="co3" style:family="table-column">
      <style:table-column-properties style:column-width="52.781250000000000pt"/>
    </style:style>
    <style:style style:name="co4" style:family="table-column">
      <style:table-column-properties style:column-width="146.953124999974250pt"/>
    </style:style>
    <style:style style:name="ro1" style:family="table-row">
      <style:table-row-properties style:row-height="18.749999999998501pt"/>
    </style:style>
    <style:style style:name="ce1" style:family="table-cell">
      <style:table-cell-properties style:text-align-source="fix" style:vertical-align="middle"/>
      <style:paragraph-properties fo:text-align="center"/>
      <style:text-properties fo:font-size="13.000000000000000pt" fo:font-weight="bold"/>
    </style:style>
    <style:style style:name="ce2" style:family="table-cell">
      <style:table-cell-properties style:text-align-source="fix" style:vertical-align="middle"/>
      <style:paragraph-properties fo:text-align="center"/>
    </style:style>
    <style:style style:name="ce3" style:family="table-cell">
      <style:table-cell-properties style:text-align-source="fix"/>
      <style:paragraph-properties fo:text-align="center"/>
    </style:style>
    <style:style style:name="ce4" style:family="table-cell">
      <style:table-cell-properties fo:wrap-option="wrap" style:text-align-source="fix" style:vertical-align="middle"/>
      <style:paragraph-properties fo:text-align="center"/>
    </style:style>
  </office:automatic-styles>
  <office:body>
    <office:spreadsheet>
      <table:calculation-settings/>
      <table:table table:name="Sheet1" table:style-name="ta1">
        <table:table-column table:style-name="co1"/>
        <table:table-column table:style-name="co2"/>
        <table:table-column table:style-name="co3"/>
        <table:table-column table:style-name="co4"/>
        <table:table-column table:number-columns-repeated="32763"/>
        <table:table-row table:style-name="ro1" table:default-cell-style-name="ce1">
          <table:table-cell office:value-type="string" office:string-value="event">
            <text:p>event</text:p>
          </table:table-cell>
          <table:table-cell office:value-type="string" office:string-value="type">
            <text:p>type</text:p>
          </table:table-cell>
          <table:table-cell office:value-type="string" office:string-value="code">
            <text:p>code</text:p>
          </table:table-cell>
          <table:table-cell office:value-type="string" office:string-value="note">
            <text:p>note</text:p>
          </table:table-cell>
          <table:table-cell table:number-columns-repeated="32763"/>
        </table:table-row>
        <table:table-row>
          <table:table-cell office:value-type="string" office:string-value="fix" table:style-name="ce2">
            <text:p>fix</text:p>
          </table:table-cell>
          <table:table-cell office:value-type="string" office:string-value="+ trial" table:style-name="ce3">
            <text:p>+ trial</text:p>
          </table:table-cell>
          <table:table-cell office:value-type="string" office:string-value="1:100" table:style-name="ce3">
            <text:p>1:100</text:p>
          </table:table-cell>
          <table:table-cell office:value-type="string" office:string-value="(max 100 trials per block)">
            <text:p>(max 100 trials per block)</text:p>
          </table:table-cell>
        </table:table-row>
        <table:table-row>
          <table:table-cell office:value-type="string" office:string-value="cue" table:style-name="ce2" table:number-rows-spanned="2">
            <text:p>cue</text:p>
          </table:table-cell>
          <table:table-cell office:value-type="string" office:string-value="left" table:style-name="ce3">
            <text:p>left</text:p>
          </table:table-cell>
          <table:table-cell office:value-type="float" office:value="102" table:style-name="ce3">
            <text:p>102</text:p>
          </table:table-cell>
          <table:table-cell office:value-type="string" office:string-value="In the experiment the cue trigger is sent at the jittering and vice-versa" table:style-name="ce4" table:number-rows-spanned="7">
            <text:p>In the experiment the cue trigger is sent at the jittering and vice-versa</text:p>
          </table:table-cell>
        </table:table-row>
        <table:table-row>
          <table:covered-table-cell office:value-type="string" office:string-value="cue" table:style-name="ce2">
            <text:p>cue</text:p>
          </table:covered-table-cell>
          <table:table-cell office:value-type="string" office:string-value="right" table:style-name="ce3">
            <text:p>right</text:p>
          </table:table-cell>
          <table:table-cell office:value-type="float" office:value="103" table:style-name="ce3">
            <text:p>103</text:p>
          </table:table-cell>
        </table:table-row>
        <table:table-row>
          <table:table-cell office:value-type="string" office:string-value="jitter" table:style-name="ce2" table:number-rows-spanned="5">
            <text:p>jitter</text:p>
          </table:table-cell>
          <table:table-cell office:value-type="float" office:value="300" table:style-name="ce3">
            <text:p>300</text:p>
          </table:table-cell>
          <table:table-cell office:value-type="float" office:value="105" table:style-name="ce3">
            <text:p>105</text:p>
          </table:table-cell>
        </table:table-row>
        <table:table-row>
          <table:covered-table-cell office:value-type="string" office:string-value="jitter" table:style-name="ce2">
            <text:p>jitter</text:p>
          </table:covered-table-cell>
          <table:table-cell office:value-type="float" office:value="350" table:style-name="ce3">
            <text:p>350</text:p>
          </table:table-cell>
          <table:table-cell office:value-type="float" office:value="106" table:style-name="ce3">
            <text:p>106</text:p>
          </table:table-cell>
        </table:table-row>
        <table:table-row>
          <table:covered-table-cell office:value-type="string" office:string-value="jitter" table:style-name="ce2">
            <text:p>jitter</text:p>
          </table:covered-table-cell>
          <table:table-cell office:value-type="float" office:value="400" table:style-name="ce3">
            <text:p>400</text:p>
          </table:table-cell>
          <table:table-cell office:value-type="float" office:value="107" table:style-name="ce3">
            <text:p>107</text:p>
          </table:table-cell>
        </table:table-row>
        <table:table-row>
          <table:covered-table-cell office:value-type="string" office:string-value="jitter" table:style-name="ce2">
            <text:p>jitter</text:p>
          </table:covered-table-cell>
          <table:table-cell office:value-type="float" office:value="450" table:style-name="ce3">
            <text:p>450</text:p>
          </table:table-cell>
          <table:table-cell office:value-type="float" office:value="108" table:style-name="ce3">
            <text:p>108</text:p>
          </table:table-cell>
        </table:table-row>
        <table:table-row>
          <table:covered-table-cell office:value-type="string" office:string-value="jitter" table:style-name="ce2">
            <text:p>jitter</text:p>
          </table:covered-table-cell>
          <table:table-cell office:value-type="float" office:value="500" table:style-name="ce3">
            <text:p>500</text:p>
          </table:table-cell>
          <table:table-cell office:value-type="float" office:value="109" table:style-name="ce3">
            <text:p>109</text:p>
          </table:table-cell>
        </table:table-row>
        <table:table-row>
          <table:table-cell office:value-type="string" office:string-value="target" table:style-name="ce2" table:number-rows-spanned="2">
            <text:p>target</text:p>
          </table:table-cell>
          <table:table-cell office:value-type="string" office:string-value="orientation" table:style-name="ce3">
            <text:p>orientation</text:p>
          </table:table-cell>
          <table:table-cell office:value-type="string" office:string-value="110 + ori" table:style-name="ce3">
            <text:p>110 + ori</text:p>
          </table:table-cell>
        </table:table-row>
        <table:table-row>
          <table:covered-table-cell office:value-type="string" office:string-value="target" table:style-name="ce2">
            <text:p>target</text:p>
          </table:covered-table-cell>
          <table:table-cell office:value-type="string" office:string-value="catch" table:style-name="ce3">
            <text:p>catch</text:p>
          </table:table-cell>
          <table:table-cell office:value-type="float" office:value="198" table:style-name="ce3">
            <text:p>198</text:p>
          </table:table-cell>
        </table:table-row>
        <table:table-row>
          <table:table-cell office:value-type="string" office:string-value="mask" table:style-name="ce2">
            <text:p>mask</text:p>
          </table:table-cell>
          <table:table-cell office:value-type="string" office:string-value="" table:style-name="ce3">
            <text:p/>
          </table:table-cell>
          <table:table-cell office:value-type="float" office:value="199" table:style-name="ce3">
            <text:p>199</text:p>
          </table:table-cell>
        </table:table-row>
        <table:table-row>
          <table:table-cell office:value-type="string" office:string-value="retention " table:style-name="ce2">
            <text:p>retention </text:p>
          </table:table-cell>
          <table:table-cell office:value-type="string" office:string-value="+ block" table:style-name="ce3">
            <text:p>+ block</text:p>
          </table:table-cell>
          <table:table-cell office:value-type="float" office:value="200" table:style-name="ce3">
            <text:p>200</text:p>
          </table:table-cell>
        </table:table-row>
        <table:table-row>
          <table:table-cell office:value-type="string" office:string-value="probe_stim" table:style-name="ce2">
            <text:p>probe_stim</text:p>
          </table:table-cell>
          <table:table-cell office:value-type="string" office:string-value="orientation" table:style-name="ce3">
            <text:p>orientation</text:p>
          </table:table-cell>
          <table:table-cell office:value-type="string" office:string-value="130 + ori" table:style-name="ce3">
            <text:p>130 + ori</text:p>
          </table:table-cell>
        </table:table-row>
        <table:table-row>
          <table:table-cell office:value-type="string" office:string-value="probe_resp" table:style-name="ce2" table:number-rows-spanned="2">
            <text:p>probe_resp</text:p>
          </table:table-cell>
          <table:table-cell office:value-type="string" office:string-value="correct" table:style-name="ce3">
            <text:p>correct</text:p>
          </table:table-cell>
          <table:table-cell office:value-type="float" office:value="140" table:style-name="ce3">
            <text:p>140</text:p>
          </table:table-cell>
        </table:table-row>
        <table:table-row>
          <table:covered-table-cell office:value-type="string" office:string-value="probe_resp" table:style-name="ce2">
            <text:p>probe_resp</text:p>
          </table:covered-table-cell>
          <table:table-cell office:value-type="string" office:string-value="wrong" table:style-name="ce3">
            <text:p>wrong</text:p>
          </table:table-cell>
          <table:table-cell office:value-type="float" office:value="145" table:style-name="ce3">
            <text:p>145</text:p>
          </table:table-cell>
        </table:table-row>
        <table:table-row>
          <table:table-cell office:value-type="string" office:string-value="pas" table:style-name="ce2" table:number-rows-spanned="4">
            <text:p>pas</text:p>
          </table:table-cell>
          <table:table-cell office:value-type="float" office:value="1" table:style-name="ce3">
            <text:p>1</text:p>
          </table:table-cell>
          <table:table-cell office:value-type="float" office:value="151" table:style-name="ce3">
            <text:p>151</text:p>
          </table:table-cell>
        </table:table-row>
        <table:table-row>
          <table:covered-table-cell office:value-type="string" office:string-value="pas" table:style-name="ce2">
            <text:p>pas</text:p>
          </table:covered-table-cell>
          <table:table-cell office:value-type="float" office:value="2" table:style-name="ce3">
            <text:p>2</text:p>
          </table:table-cell>
          <table:table-cell office:value-type="float" office:value="152" table:style-name="ce3">
            <text:p>152</text:p>
          </table:table-cell>
        </table:table-row>
        <table:table-row>
          <table:covered-table-cell office:value-type="string" office:string-value="pas" table:style-name="ce2">
            <text:p>pas</text:p>
          </table:covered-table-cell>
          <table:table-cell office:value-type="float" office:value="3" table:style-name="ce3">
            <text:p>3</text:p>
          </table:table-cell>
          <table:table-cell office:value-type="float" office:value="153" table:style-name="ce3">
            <text:p>153</text:p>
          </table:table-cell>
        </table:table-row>
        <table:table-row>
          <table:covered-table-cell office:value-type="string" office:string-value="pas" table:style-name="ce2">
            <text:p>pas</text:p>
          </table:covered-table-cell>
          <table:table-cell office:value-type="float" office:value="4" table:style-name="ce3">
            <text:p>4</text:p>
          </table:table-cell>
          <table:table-cell office:value-type="float" office:value="154" table:style-name="ce3">
            <text:p>154</text:p>
          </table:table-cell>
        </table:table-row>
        <table:table-row>
          <table:table-cell office:value-type="string" office:string-value="det_resp" table:style-name="ce2" table:number-rows-spanned="2">
            <text:p>det_resp</text:p>
          </table:table-cell>
          <table:table-cell office:value-type="string" office:string-value="correct" table:style-name="ce3">
            <text:p>correct</text:p>
          </table:table-cell>
          <table:table-cell office:value-type="string" office:string-value="160 + ori" table:style-name="ce3">
            <text:p>160 + ori</text:p>
          </table:table-cell>
        </table:table-row>
        <table:table-row>
          <table:covered-table-cell office:value-type="string" office:string-value="det_resp" table:style-name="ce2">
            <text:p>det_resp</text:p>
          </table:covered-table-cell>
          <table:table-cell office:value-type="string" office:string-value="wrong" table:style-name="ce3">
            <text:p>wrong</text:p>
          </table:table-cell>
          <table:table-cell office:value-type="string" office:string-value="180 + ori" table:style-name="ce3">
            <text:p>180 + or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<text:sheet-name>???</text:sheet-name>
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3</meta:editing-cycles>
    <dc:date>2021-07-21T17:29:15</dc:date>
    <meta:creation-date>2021-07-21T13:49:47</meta:creation-date>
    <dc:creator>Filippo Gambarota</dc:creator>
  </office:meta>
</office:document-meta>
</file>